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8.132cm" fo:min-width="8.26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1.65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1.78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3.433cm" fo:min-width="4.70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4.45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4.453cm"/>
      <style:paragraph-properties style:writing-mode="lr-tb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8" style:family="graphic" style:parent-style-name="standard">
      <style:graphic-properties draw:fill-color="#b4c7dc" draw:textarea-horizontal-align="justify" draw:textarea-vertical-align="top" draw:auto-grow-height="false" fo:min-height="8.513cm" fo:min-width="9.40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4.068cm" fo:min-width="4.70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4.453cm"/>
      <style:paragraph-properties style:writing-mode="lr-tb"/>
    </style:style>
    <style:style style:name="gr11" style:family="graphic" style:parent-style-name="standard">
      <style:graphic-properties draw:fill-color="#b4c7dc" draw:textarea-horizontal-align="justify" draw:textarea-vertical-align="top" draw:auto-grow-height="false" fo:min-height="6.227cm" fo:min-width="4.739cm"/>
      <style:paragraph-properties style:writing-mode="lr-tb"/>
    </style:style>
    <style:style style:name="gr12" style:family="graphic" style:parent-style-name="standard">
      <style:graphic-properties draw:fill-color="#b4c7dc" draw:textarea-horizontal-align="justify" draw:textarea-vertical-align="top" draw:auto-grow-height="false" fo:min-height="8.132cm" fo:min-width="9.6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893cm" fo:min-width="1.659cm"/>
      <style:paragraph-properties style:writing-mode="lr-tb"/>
    </style:style>
    <style:style style:name="gr14" style:family="graphic" style:parent-style-name="standard">
      <style:graphic-properties draw:stroke="none" draw:marker-start="" draw:fill="none" draw:textarea-horizontal-align="justify" draw:textarea-vertical-align="middle" draw:auto-grow-height="false" fo:min-height="1.306cm" fo:min-width="20.455cm" draw:shadow="hidden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top" draw:auto-grow-height="false" fo:min-height="1.782cm" fo:min-width="4.19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3.56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top" draw:auto-grow-height="false" fo:min-height="1.655cm" fo:min-width="4.199cm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2.29cm" fo:min-width="7.628cm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2.798cm" fo:min-width="8.136cm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2.417cm" fo:min-width="8.136cm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1.02cm" fo:min-width="4.199cm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0.893cm" fo:min-width="4.199cm"/>
      <style:paragraph-properties style:writing-mode="lr-tb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1.655cm" fo:min-width="4.73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512cm" fo:min-width="4.199cm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1.02cm" fo:min-width="4.199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-color="#b4c7dc"/>
      <style:paragraph-properties fo:text-align="center" style:writing-mode="lr-tb"/>
      <style:text-properties fo:font-size="12pt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b4c7dc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text-align="start"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8.382cm" svg:x="1cm" svg:y="1cm">
          <text:p text:style-name="P1"><text:span text:style-name="T1">Motherboar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159cm" svg:height="1.016cm" svg:x="7.35cm" svg:y="2.651cm">
          <text:p text:style-name="P1"><text:span text:style-name="T1">Socket 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.286cm" svg:height="1.016cm" svg:x="7.223cm" svg:y="3.921cm">
          <text:p text:style-name="P1"><text:span text:style-name="T1">Socket B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207cm" svg:height="3.683cm" svg:x="1.127cm" svg:y="1.889cm">
          <text:p text:style-name="P1"><text:span text:style-name="T1">bu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4.953cm" svg:height="0.762cm" svg:x="1.254cm" svg:y="3.794cm">
          <text:p text:style-name="P3"><text:span text:style-name="T2">0x20_0000 – 0x2f_ff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" draw:id="id1" draw:layer="layout" svg:width="4.953cm" svg:height="0.762cm" svg:x="1.254cm" svg:y="2.778cm">
          <text:p text:style-name="P3"><text:span text:style-name="T2">0x10_0000 – 0x1f_ff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5" draw:id="id5" draw:layer="layout" svg:width="4.953cm" svg:height="0.635cm" svg:x="1.254cm" svg:y="4.81cm">
          <text:p text:style-name="P3"><text:span text:style-name="T2">0x3000 – 0x37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6.207cm" svg:y1="3.159cm" svg:x2="7.35cm" svg:y2="3.159cm" draw:start-shape="id1" draw:start-glue-point="1" draw:end-shape="id2" draw:end-glue-point="3" svg:d="M6207 3159h1143" svg:viewBox="0 0 1144 1">
          <text:p/>
        </draw:connector>
        <draw:connector draw:style-name="gr7" draw:text-style-name="P4" draw:layer="layout" draw:type="curve" svg:x1="6.207cm" svg:y1="4.175cm" svg:x2="7.223cm" svg:y2="4.429cm" draw:start-shape="id3" draw:start-glue-point="1" draw:end-shape="id4" svg:d="M6207 4175c762 0 254 254 1016 254" svg:viewBox="0 0 1017 255">
          <text:p/>
        </draw:connector>
        <draw:connector draw:style-name="gr7" draw:text-style-name="P4" draw:layer="layout" draw:type="curve" svg:x1="3.73cm" svg:y1="5.445cm" svg:x2="5.318cm" svg:y2="6.461cm" draw:start-shape="id5" draw:start-glue-point="2" draw:end-shape="id6" svg:d="M3730 5445c0 762 1588 254 1588 1016" svg:viewBox="0 0 1589 1017">
          <text:p/>
        </draw:connector>
        <draw:custom-shape draw:style-name="gr8" draw:text-style-name="P2" draw:layer="layout" svg:width="9.906cm" svg:height="8.763cm" svg:x="10.652cm" svg:y="1cm">
          <text:p text:style-name="P1"><text:span text:style-name="T1">Daughterboard 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159cm" svg:height="1.016cm" svg:x="18.018cm" svg:y="2.651cm">
          <text:p text:style-name="P1"><text:span text:style-name="T1">Socket 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2.159cm" svg:height="1.016cm" svg:x="18.018cm" svg:y="4.302cm">
          <text:p text:style-name="P1"><text:span text:style-name="T1">Socket 1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3" draw:id="id13" draw:layer="layout" svg:width="5.207cm" svg:height="4.318cm" svg:x="11.287cm" svg:y="1.762cm">
          <text:p text:style-name="P1"><text:span text:style-name="T1">bus offsets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9" draw:id="id9" draw:layer="layout" svg:width="4.953cm" svg:height="1.016cm" svg:x="11.414cm" svg:y="3.794cm">
          <text:p text:style-name="P3"><text:span text:style-name="T2">0x2_0000 – 0x2_ffff</text:span></text:p>
          <text:p text:style-name="P3"><text:span text:style-name="T2">(0x12_0000)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7" draw:id="id7" draw:layer="layout" svg:width="4.953cm" svg:height="1.016cm" svg:x="11.414cm" svg:y="2.651cm">
          <text:p text:style-name="P3"><text:span text:style-name="T2">0x1_0000 – 0x1_ffff</text:span></text:p>
          <text:p text:style-name="P3"><text:span text:style-name="T2">(0x11_0000)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1" draw:id="id11" draw:layer="layout" svg:width="4.953cm" svg:height="1.016cm" svg:x="11.414cm" svg:y="4.937cm">
          <text:p text:style-name="P3"><text:span text:style-name="T2">0x3000 – 0x37ff</text:span></text:p>
          <text:p text:style-name="P3"><text:span text:style-name="T2">(0x10_3000)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6.367cm" svg:y1="3.159cm" svg:x2="18.018cm" svg:y2="3.159cm" draw:start-shape="id7" draw:start-glue-point="1" draw:end-shape="id8" draw:end-glue-point="3" svg:d="M16367 3159h1651" svg:viewBox="0 0 1652 1">
          <text:p/>
        </draw:connector>
        <draw:connector draw:style-name="gr7" draw:text-style-name="P4" draw:layer="layout" draw:type="curve" svg:x1="16.367cm" svg:y1="4.302cm" svg:x2="18.018cm" svg:y2="4.81cm" draw:start-shape="id9" draw:start-glue-point="1" draw:end-shape="id10" svg:d="M16367 4302c1237 0 412 508 1651 508" svg:viewBox="0 0 1652 509">
          <text:p/>
        </draw:connector>
        <draw:connector draw:style-name="gr7" draw:text-style-name="P4" draw:layer="layout" draw:type="curve" svg:x1="11.414cm" svg:y1="5.445cm" svg:x2="11.414cm" svg:y2="7.985cm" draw:start-shape="id11" draw:end-shape="id12" svg:d="M11414 5445c-753 0-753 2540 0 2540" svg:viewBox="0 0 566 2541">
          <text:p/>
        </draw:connector>
        <draw:connector draw:style-name="gr7" draw:text-style-name="P4" draw:layer="layout" draw:type="curve" svg:x1="9.509cm" svg:y1="3.159cm" svg:x2="11.287cm" svg:y2="3.921cm" draw:start-shape="id2" draw:end-shape="id13" svg:d="M9509 3159c1332 0 443 762 1778 762" svg:viewBox="0 0 1779 763">
          <text:p/>
        </draw:connector>
        <draw:custom-shape draw:style-name="gr11" draw:text-style-name="P5" draw:layer="layout" svg:width="5.239cm" svg:height="6.477cm" svg:x="21.701cm" svg:y="1cm">
          <text:p text:style-name="P3"><text:span text:style-name="T2">Single-hart</text:span></text:p>
          <text:p text:style-name="P3"><text:span text:style-name="T2">server processo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20.177cm" svg:y1="3.159cm" svg:x2="21.955cm" svg:y2="4.302cm" draw:start-shape="id8" draw:start-glue-point="1" draw:end-shape="id14" draw:end-glue-point="3" svg:d="M20177 3159c1332 0 443 1143 1778 1143" svg:viewBox="0 0 1779 1144">
          <text:p/>
        </draw:connector>
        <draw:custom-shape draw:style-name="gr12" draw:text-style-name="P2" draw:layer="layout" svg:width="10.16cm" svg:height="8.382cm" svg:x="2.905cm" svg:y="10.271cm">
          <text:p text:style-name="P1"><text:span text:style-name="T1">Daughterboard 1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xml:id="id19" draw:id="id19" draw:layer="layout" svg:width="2.159cm" svg:height="1.143cm" svg:x="10.525cm" svg:y="11.668cm">
          <text:p text:style-name="P1"><text:span text:style-name="T1">Socket 0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xml:id="id26" draw:id="id26" draw:layer="layout" svg:width="2.159cm" svg:height="1.143cm" svg:x="10.525cm" svg:y="13.573cm">
          <text:p text:style-name="P1"><text:span text:style-name="T1">Socket 1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0.955cm" svg:height="1.556cm" svg:x="2.27cm" svg:y="19.034cm">
          <text:p text:style-name="P6"><text:span text:style-name="T2">All memory accesses go through the motherboard bus.</text:span></text:p>
          <text:p text:style-name="P6"><text:span text:style-name="T2">Addresses in parentheses are for the motherboard bus.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23" draw:id="id23" draw:layer="layout" svg:width="5.207cm" svg:height="4.318cm" svg:x="3.794cm" svg:y="11.033cm">
          <text:p text:style-name="P1"><text:span text:style-name="T1">bus offsets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5" draw:id="id25" draw:layer="layout" svg:width="4.953cm" svg:height="1.016cm" svg:x="3.921cm" svg:y="13.065cm">
          <text:p text:style-name="P3"><text:span text:style-name="T2">0x2_0000 – 0x2_ffff</text:span></text:p>
          <text:p text:style-name="P3"><text:span text:style-name="T2">(0x22_0000)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7" draw:id="id27" draw:layer="layout" svg:width="4.953cm" svg:height="1.016cm" svg:x="3.921cm" svg:y="11.922cm">
          <text:p text:style-name="P3"><text:span text:style-name="T2">0x1_0000 – 0x1_ffff</text:span></text:p>
          <text:p text:style-name="P3"><text:span text:style-name="T2">(0x21_0000)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1" draw:id="id21" draw:layer="layout" svg:width="4.953cm" svg:height="1.016cm" svg:x="3.921cm" svg:y="14.208cm">
          <text:p text:style-name="P3"><text:span text:style-name="T2">0x3000 – 0x37ff</text:span></text:p>
          <text:p text:style-name="P3"><text:span text:style-name="T2">(0x20_300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14" draw:id="id14" draw:layer="layout" svg:width="4.699cm" svg:height="2.032cm" svg:x="21.955cm" svg:y="3.286cm">
          <text:p text:style-name="P1"><text:span text:style-name="T1">bus offset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15" draw:id="id15" draw:layer="layout" svg:width="4.064cm" svg:height="1.016cm" svg:x="22.336cm" svg:y="4.048cm">
          <text:p text:style-name="P3"><text:span text:style-name="T2">0x3000 – 0x37ff</text:span></text:p>
          <text:p text:style-name="P3"><text:span text:style-name="T2">(0x11_3000)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24.368cm" svg:y1="5.064cm" svg:x2="24.304cm" svg:y2="6.08cm" draw:start-shape="id15" draw:start-glue-point="2" draw:end-shape="id16" svg:d="M24368 5064c0 762-64 254-64 1016" svg:viewBox="0 0 65 1017">
          <text:p/>
        </draw:connector>
        <draw:custom-shape draw:style-name="gr11" draw:text-style-name="P5" draw:layer="layout" svg:width="5.239cm" svg:height="6.477cm" svg:x="21.701cm" svg:y="10.144cm">
          <text:p text:style-name="P3"><text:span text:style-name="T2">8-hart</text:span></text:p>
          <text:p text:style-name="P3"><text:span text:style-name="T2">vector process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20" draw:id="id20" draw:layer="layout" svg:width="4.699cm" svg:height="1.905cm" svg:x="21.955cm" svg:y="12.43cm">
          <text:p text:style-name="P1"><text:span text:style-name="T1">bu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17" draw:id="id17" draw:layer="layout" svg:width="4.064cm" svg:height="1.016cm" svg:x="22.336cm" svg:y="13.065cm">
          <text:p text:style-name="P3"><text:span text:style-name="T2">0x3000 – 0x37ff</text:span></text:p>
          <text:p text:style-name="P3"><text:span text:style-name="T2">(0x21_3000)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24.368cm" svg:y1="14.081cm" svg:x2="24.304cm" svg:y2="15.097cm" draw:start-shape="id17" draw:start-glue-point="2" draw:end-shape="id18" draw:end-glue-point="0" svg:d="M24368 14081c0 762-64 254-64 1016" svg:viewBox="0 0 65 1017">
          <text:p/>
        </draw:connector>
        <draw:connector draw:style-name="gr7" draw:text-style-name="P4" draw:layer="layout" draw:type="curve" svg:x1="12.684cm" svg:y1="12.239cm" svg:x2="21.955cm" svg:y2="13.382cm" draw:start-shape="id19" draw:start-glue-point="1" draw:end-shape="id20" draw:end-glue-point="3" svg:d="M12684 12239c6952 0 2317 1143 9271 1143" svg:viewBox="0 0 9272 1144">
          <text:p/>
        </draw:connector>
        <draw:custom-shape draw:style-name="gr18" draw:text-style-name="P8" xml:id="id6" draw:id="id6" draw:layer="layout" svg:width="8.128cm" svg:height="2.54cm" svg:x="1.254cm" svg:y="6.461cm">
          <text:p text:style-name="P8"><text:span text:style-name="T1">CS</text:span></text:p>
          <text:p text:style-name="P8"><text:span text:style-name="T1">childPointers:</text:span></text:p>
          <text:p text:style-name="P8"><text:span text:style-name="T1"><text:tab/></text:span><text:span text:style-name="T1">0x10_3000, address +0x10_0000</text:span></text:p>
          <text:p text:style-name="P8"><text:span text:style-name="T1"><text:tab/></text:span><text:span text:style-name="T1">0x20_3000, address +0x20_0000,</text:span></text:p>
          <text:p text:style-name="P8"><text:span text:style-name="T1"><text:tab/></text:span><text:span text:style-name="T1"><text:tab/></text:span><text:span text:style-name="T1">hartid +32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12" draw:id="id12" draw:layer="layout" svg:width="8.636cm" svg:height="3.048cm" svg:x="11.414cm" svg:y="6.461cm">
          <text:p text:style-name="P9"><text:span text:style-name="T3">CS</text:span></text:p>
          <text:p text:style-name="P9"><text:span text:style-name="T3">childPointers:</text:span></text:p>
          <text:p text:style-name="P9"><text:span text:style-name="T3"><text:tab/></text:span><text:span text:style-name="T3">0x1_3000, address +0x1_0000</text:span></text:p>
          <text:p text:style-name="P9"><text:span text:style-name="T3"><text:tab/></text:span><text:span text:style-name="T3">0x2_3000, address +0x2_0000,</text:span></text:p>
          <text:p text:style-name="P9"><text:span text:style-name="T3"><text:tab/></text:span><text:span text:style-name="T3"><text:tab/></text:span><text:span text:style-name="T3">hartid +16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xml:id="id22" draw:id="id22" draw:layer="layout" svg:width="8.636cm" svg:height="2.667cm" svg:x="3.747cm" svg:y="15.605cm">
          <text:p text:style-name="P8"><text:span text:style-name="T1">CS</text:span></text:p>
          <text:p text:style-name="P8"><text:span text:style-name="T1">childPointers:</text:span></text:p>
          <text:p text:style-name="P8"><text:span text:style-name="T1"><text:tab/></text:span><text:span text:style-name="T1">0x1_3000, address +0x1_0000</text:span></text:p>
          <text:p text:style-name="P8"><text:span text:style-name="T1"><text:tab/></text:span><text:span text:style-name="T1">0x2_3000, address +0x2_0000,</text:span></text:p>
          <text:p text:style-name="P8"><text:span text:style-name="T1"><text:tab/></text:span><text:span text:style-name="T1"><text:tab/></text:span><text:span text:style-name="T1">hartid +16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3.921cm" svg:y1="14.716cm" svg:x2="3.747cm" svg:y2="16.938cm" draw:start-shape="id21" draw:end-shape="id22" svg:d="M3921 14716c-1012 0-925 2222-174 2222" svg:viewBox="0 0 750 2223">
          <text:p/>
        </draw:connector>
        <draw:connector draw:style-name="gr7" draw:text-style-name="P4" draw:layer="layout" draw:type="curve" svg:x1="9.509cm" svg:y1="4.429cm" svg:x2="9.001cm" svg:y2="13.192cm" draw:start-shape="id4" draw:start-glue-point="1" draw:end-shape="id23" svg:d="M9509 4429c751 0 1005 8763-508 8763" svg:viewBox="0 0 1107 8764">
          <text:p/>
        </draw:connector>
        <draw:custom-shape draw:style-name="gr21" draw:text-style-name="P8" xml:id="id18" draw:id="id18" draw:layer="layout" svg:width="4.699cm" svg:height="1.27cm" svg:x="21.955cm" svg:y="15.097cm">
          <text:p text:style-name="P8"><text:span text:style-name="T1">CS</text:span></text:p>
          <text:p text:style-name="P8"><text:span text:style-name="T1">hartid 0-7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xml:id="id16" draw:id="id16" draw:layer="layout" svg:width="4.699cm" svg:height="1.143cm" svg:x="21.955cm" svg:y="6.08cm">
          <text:p text:style-name="P8"><text:span text:style-name="T1">CS</text:span></text:p>
          <text:p text:style-name="P8"><text:span text:style-name="T1">hartid 0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xml:id="id24" draw:id="id24" draw:layer="layout" svg:width="5.239cm" svg:height="1.905cm" svg:x="21.701cm" svg:y="7.858cm">
          <text:p text:style-name="P8"><text:span text:style-name="T1">0x00… or 0xff...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20.177cm" svg:y1="4.81cm" svg:x2="21.701cm" svg:y2="8.81cm" draw:start-shape="id10" draw:end-shape="id24" svg:d="M20177 4810c1141 0 380 4000 1524 4000" svg:viewBox="0 0 1525 4001">
          <text:p/>
        </draw:connector>
        <draw:connector draw:style-name="gr7" draw:text-style-name="P4" draw:layer="layout" draw:type="curve" svg:x1="8.874cm" svg:y1="13.573cm" svg:x2="10.525cm" svg:y2="14.144cm" draw:start-shape="id25" draw:end-shape="id26" svg:d="M8874 13573c1237 0 412 571 1651 571" svg:viewBox="0 0 1652 572">
          <text:p/>
        </draw:connector>
        <draw:connector draw:style-name="gr7" draw:text-style-name="P4" draw:layer="layout" draw:type="curve" svg:x1="8.874cm" svg:y1="12.43cm" svg:x2="10.525cm" svg:y2="12.239cm" draw:start-shape="id27" draw:start-glue-point="1" draw:end-shape="id19" draw:end-glue-point="3" svg:d="M8874 12430c1237 0 412-191 1651-191" svg:viewBox="0 0 1652 192">
          <text:p/>
        </draw:connector>
        <draw:custom-shape draw:style-name="gr24" draw:text-style-name="P3" draw:layer="layout" svg:width="4.699cm" svg:height="0.762cm" svg:x="21.955cm" svg:y="11.287cm">
          <text:p text:style-name="P3"><text:span text:style-name="T2">mconfigptr: 0x3000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4.699cm" svg:height="0.762cm" svg:x="21.955cm" svg:y="2.27cm">
          <text:p text:style-name="P3"><text:span text:style-name="T2">mconfigptr: 0x3000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.239cm" svg:height="6.477cm" svg:x="15.319cm" svg:y="13.954cm">
          <text:p text:style-name="P3"><text:span text:style-name="T2">8-hart</text:span></text:p>
          <text:p text:style-name="P3"><text:span text:style-name="T2">vector process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30" draw:id="id30" draw:layer="layout" svg:width="4.699cm" svg:height="1.905cm" svg:x="15.573cm" svg:y="16.24cm">
          <text:p text:style-name="P1"><text:span text:style-name="T1">bu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28" draw:id="id28" draw:layer="layout" svg:width="4.064cm" svg:height="1.016cm" svg:x="15.954cm" svg:y="16.875cm">
          <text:p text:style-name="P3"><text:span text:style-name="T2">0x3000 – 0x37ff</text:span></text:p>
          <text:p text:style-name="P3"><text:span text:style-name="T2">(0x21_3000)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7.986cm" svg:y1="17.891cm" svg:x2="17.922cm" svg:y2="18.907cm" draw:start-shape="id28" draw:start-glue-point="2" draw:end-shape="id29" draw:end-glue-point="0" svg:d="M17986 17891c0 762-64 254-64 1016" svg:viewBox="0 0 65 1017">
          <text:p/>
        </draw:connector>
        <draw:custom-shape draw:style-name="gr25" draw:text-style-name="P8" xml:id="id29" draw:id="id29" draw:layer="layout" svg:width="4.699cm" svg:height="1.27cm" svg:x="15.573cm" svg:y="18.907cm">
          <text:p text:style-name="P8"><text:span text:style-name="T1">CS</text:span></text:p>
          <text:p text:style-name="P8"><text:span text:style-name="T1">hartid 0-7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4.699cm" svg:height="0.762cm" svg:x="15.573cm" svg:y="15.097cm">
          <text:p text:style-name="P3"><text:span text:style-name="T2">mconfigptr: 0x3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12.684cm" svg:y1="14.144cm" svg:x2="15.573cm" svg:y2="17.192cm" draw:start-shape="id26" draw:end-shape="id30" svg:d="M12684 14144c2166 0 722 3048 2889 3048" svg:viewBox="0 0 2890 304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09:31:14.433743211</meta:creation-date>
    <dc:date>2022-01-05T10:48:09.955552610</dc:date>
    <meta:editing-duration>PT2H15M18S</meta:editing-duration>
    <meta:editing-cycles>26</meta:editing-cycles>
    <meta:generator>LibreOffice/6.4.7.2$Linux_X86_64 LibreOffice_project/40$Build-2</meta:generator>
    <meta:document-statistic meta:object-count="59"/>
  </office:meta>
</office:document-meta>
</file>